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80000006B58477C64.png" manifest:media-type="image/png"/>
  <manifest:file-entry manifest:full-path="Pictures/10000001000004280000006B62C01C9D.png" manifest:media-type="image/png"/>
  <manifest:file-entry manifest:full-path="Pictures/10000001000004280000006B16B393A8.png" manifest:media-type="image/png"/>
  <manifest:file-entry manifest:full-path="Pictures/1000000000000152000001C2EDF60C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dp2" style:family="drawing-page">
      <style:drawing-page-properties draw:fill="solid" draw:fill-color="#99c0ea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4.041cm" fo:min-width="4.266cm" loext:decorative="false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3.893cm" fo:min-width="17.78cm" loext:decorative="false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2.54cm" fo:min-width="17.462cm" loext:decorative="false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9.207cm" fo:min-width="17.779cm" loext:decorative="false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905cm" fo:min-width="15.557cm" loext:decorative="false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3.175cm" fo:min-width="9.2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2cm" fo:min-width="7.3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8.0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17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9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8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99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2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8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8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bitmap" draw:fill-image-name="Bitmap_20_1" style:repeat="stretch" draw:textarea-horizontal-align="left" draw:textarea-vertical-align="top" draw:auto-grow-height="true" draw:auto-grow-width="true" fo:min-height="0cm" fo:min-width="0cm" fo:padding-top="0cm" fo:padding-bottom="0cm" fo:padding-left="0cm" fo:padding-right="0cm" loext:decorative="false"/>
    </style:style>
    <style:style style:name="gr38" style:family="graphic" style:parent-style-name="standard">
      <style:graphic-properties svg:stroke-color="#729fcf" draw:fill-color="#b4c7dc" draw:textarea-horizontal-align="justify" draw:textarea-vertical-align="middle" draw:auto-grow-height="false" fo:min-height="0.225cm" fo:min-width="0.225cm" fo:wrap-option="wrap" loext:decorative="false"/>
    </style:style>
    <style:style style:name="gr39" style:family="graphic" style:parent-style-name="standard">
      <style:graphic-properties svg:stroke-color="#000000" draw:fill-color="#3cffff" draw:textarea-vertical-align="middle" draw:auto-grow-height="false" fo:min-height="0.212cm" fo:min-width="0.241cm" fo:wrap-option="wrap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0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7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03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07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73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2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5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2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svg:stroke-color="#b4c7dc" draw:fill-color="#b4c7dc" draw:textarea-horizontal-align="justify" draw:textarea-vertical-align="middle" draw:auto-grow-height="false" fo:min-height="1.016cm" fo:min-width="21.006cm" loext:decorative="false"/>
    </style:style>
    <style:style style:name="gr52" style:family="graphic" style:parent-style-name="standard">
      <style:graphic-properties svg:stroke-color="#b4c7dc" draw:fill-color="#b4c7dc" draw:textarea-horizontal-align="justify" draw:textarea-vertical-align="middle" draw:auto-grow-height="false" fo:min-height="29.693cm" fo:min-width="1.016cm" loext:decorative="false"/>
    </style:style>
    <style:style style:name="gr53" style:family="graphic" style:parent-style-name="standard">
      <style:graphic-properties svg:stroke-color="#b4c7dc" draw:fill-color="#b4c7dc" draw:textarea-horizontal-align="justify" draw:textarea-vertical-align="middle" draw:auto-grow-height="false" fo:min-height="29.312cm" fo:min-width="1.016cm" loext:decorative="false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5" style:family="graphic" style:parent-style-name="standard">
      <style:graphic-properties draw:stroke="none" svg:stroke-color="#b4c7dc" draw:fill="none" draw:fill-color="#b4c7dc" fo:min-height="1.157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bitmap" draw:fill-image-name="Bitmap_20_1" style:repeat="stretch"/>
    </style:style>
    <style:style style:name="P7" style:family="paragraph">
      <loext:graphic-properties draw:fill-color="#3c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font-size="12pt" style:text-underline-style="solid" style:text-underline-width="auto" style:text-underline-color="font-color" fo:font-weight="bold"/>
    </style:style>
    <style:style style:name="P10" style:family="paragraph">
      <loext:graphic-properties draw:fill="none" draw:fill-color="#b4c7dc"/>
      <style:text-properties fo:font-size="12pt" style:text-underline-style="solid" style:text-underline-width="auto" style:text-underline-color="font-color" fo:font-weight="bold"/>
    </style:style>
    <style:style style:name="T1" style:family="text">
      <style:text-properties fo:color="#00000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2" style:family="text">
      <style:text-properties fo:color="#00008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3" style:family="text">
      <style:text-properties fo:color="#000000" loext:opacity="100%" style:font-name="Noto Serif" fo:font-size="12pt" fo:font-weight="bold" style:font-name-asian="Noto Serif" style:font-size-asian="12pt" style:font-weight-asian="bold" style:font-name-complex="Noto Serif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6.032cm" svg:height="5.715cm" svg:x="14.986cm" svg:y="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78cm" svg:height="3.893cm" svg:x="1.651cm" svg:y="22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462cm" svg:height="2.54cm" svg:x="1.651cm" svg:y="18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79cm" svg:height="9.207cm" svg:x="1.652cm" svg:y="9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1.905cm" svg:x="2.54cm" svg:y="6.467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207cm" svg:height="3.175cm" svg:x="1.333cm" svg:y="1.333cm" svg:viewBox="0 0 9208 3176" svg:d="M0 3176c0-1059 0-2117 0-3176 3069 0 6139 1 9208 1 0 1059 0 2116 0 3175-3069 0-6139 0-9208 0z">
          <text:p/>
        </draw:path>
        <draw:frame draw:style-name="gr7" draw:text-style-name="P3" draw:layer="layout" svg:width="4.021cm" svg:height="0.577cm" svg:x="1.496cm" svg:y="1.568cm">
          <draw:text-box>
            <text:p text:style-name="P2"><text:span text:style-name="T1"><text:s/></text:span><text:span text:style-name="T1">Grisard-Dubois Léo</text:span></text:p>
          </draw:text-box>
        </draw:frame>
        <draw:frame draw:style-name="gr8" draw:text-style-name="P3" draw:layer="layout" svg:width="8.981cm" svg:height="0.577cm" svg:x="1.496cm" svg:y="2.143cm">
          <draw:text-box>
            <text:p text:style-name="P2"><text:span text:style-name="T1"><text:s/></text:span><text:span text:style-name="T1">Adresse : 10 Rue des Lilas Chassenet, Thuret</text:span></text:p>
          </draw:text-box>
        </draw:frame>
        <draw:frame draw:style-name="gr9" draw:text-style-name="P4" draw:layer="layout" svg:width="7.394cm" svg:height="1.092cm" svg:x="1.596cm" svg:y="3.253cm">
          <draw:text-box>
            <text:p text:style-name="P2"><text:span text:style-name="T1">Mail : </text:span><text:span text:style-name="T2">leo.grisard-dubois@etu.uca.fr</text:span></text:p>
          </draw:text-box>
        </draw:frame>
        <draw:frame draw:style-name="gr10" draw:text-style-name="P4" draw:layer="layout" svg:width="8.029cm" svg:height="0.577cm" svg:x="1.47cm" svg:y="2.698cm">
          <draw:text-box>
            <text:p text:style-name="P2"><text:span text:style-name="T1"><text:s/></text:span><text:span text:style-name="T1">Telephone : 0768053844</text:span></text:p>
          </draw:text-box>
        </draw:frame>
        <draw:frame draw:style-name="gr11" draw:text-style-name="P3" draw:layer="layout" svg:width="2.492cm" svg:height="0.577cm" svg:x="1.496cm" svg:y="3.868cm">
          <draw:text-box>
            <text:p text:style-name="P2"><text:span text:style-name="T1"><text:s/></text:span><text:span text:style-name="T1">Age : 18 ans</text:span></text:p>
          </draw:text-box>
        </draw:frame>
        <draw:frame draw:style-name="gr12" draw:text-style-name="P3" draw:layer="layout" svg:width="16.957cm" svg:height="0.577cm" svg:x="2.105cm" svg:y="5.715cm">
          <draw:text-box>
            <text:p text:style-name="P2"><text:span text:style-name="T3">Etudiant de 1ere Année en BUT Informatique à l’Université Clermont Auvergne</text:span></text:p>
          </draw:text-box>
        </draw:frame>
        <draw:frame draw:style-name="gr13" draw:text-style-name="P4" draw:layer="layout" svg:width="2.519cm" svg:height="0.577cm" svg:x="2.624cm" svg:y="6.589cm">
          <draw:text-box>
            <text:p text:style-name="P2"><text:span text:style-name="T3">Formation :</text:span></text:p>
          </draw:text-box>
        </draw:frame>
        <draw:frame draw:style-name="gr14" draw:text-style-name="P3" draw:layer="layout" svg:width="12.533cm" svg:height="0.577cm" svg:x="3.881cm" svg:y="7.042cm">
          <draw:text-box>
            <text:p text:style-name="P2"><text:span text:style-name="T1">Septembre 2024, inscription en BUT informatique, Aubiere, 63</text:span></text:p>
          </draw:text-box>
        </draw:frame>
        <draw:frame draw:style-name="gr15" draw:text-style-name="P3" draw:layer="layout" svg:width="14.825cm" svg:height="0.577cm" svg:x="2.857cm" svg:y="7.617cm">
          <draw:text-box>
            <text:p text:style-name="P2"><text:span text:style-name="T1">Juin 2024, Obtention du baccalaureat, specialité technologie SIN, Riom, 63</text:span></text:p>
          </draw:text-box>
        </draw:frame>
        <draw:frame draw:style-name="gr16" draw:text-style-name="P4" draw:layer="layout" svg:width="5.441cm" svg:height="0.577cm" svg:x="1.651cm" svg:y="9.094cm">
          <draw:text-box>
            <text:p text:style-name="P2"><text:span text:style-name="T3">Competences et qualités :</text:span></text:p>
          </draw:text-box>
        </draw:frame>
        <draw:line draw:style-name="gr17" draw:text-style-name="P5" draw:layer="layout" svg:x1="1.742cm" svg:y1="10.216cm" svg:x2="6.973cm" svg:y2="10.216cm">
          <text:p/>
        </draw:line>
        <draw:frame draw:style-name="gr18" draw:text-style-name="P3" draw:layer="layout" svg:width="5.347cm" svg:height="0.577cm" svg:x="1.533cm" svg:y="9.715cm">
          <draw:text-box>
            <text:p text:style-name="P2"><text:span text:style-name="T1"><text:s/></text:span><text:span text:style-name="T1">-Competences techniques:</text:span></text:p>
          </draw:text-box>
        </draw:frame>
        <draw:frame draw:style-name="gr19" draw:text-style-name="P3" draw:layer="layout" svg:width="3.459cm" svg:height="0.577cm" svg:x="2.885cm" svg:y="10.29cm">
          <draw:text-box>
            <text:p text:style-name="P2"><text:span text:style-name="T1">-Programmation:</text:span></text:p>
          </draw:text-box>
        </draw:frame>
        <draw:frame draw:style-name="gr20" draw:text-style-name="P3" draw:layer="layout" svg:width="3.053cm" svg:height="0.577cm" svg:x="4.134cm" svg:y="10.865cm">
          <draw:text-box>
            <text:p text:style-name="P2"><text:span text:style-name="T1">Algorithmique.</text:span></text:p>
          </draw:text-box>
        </draw:frame>
        <draw:frame draw:style-name="gr21" draw:text-style-name="P3" draw:layer="layout" svg:width="14.999cm" svg:height="1.153cm" svg:x="4.033cm" svg:y="11.512cm">
          <draw:text-box>
            <text:p text:style-name="P2"><text:span text:style-name="T1"><text:s/></text:span><text:span text:style-name="T1">Langages mâitrisés C, C++,C#, Java, python, Arduino, </text:span></text:p>
            <text:p text:style-name="P2"><text:span text:style-name="T1">html, css, php et gdscript.</text:span></text:p>
          </draw:text-box>
        </draw:frame>
        <draw:frame draw:style-name="gr22" draw:text-style-name="P3" draw:layer="layout" svg:width="3.698cm" svg:height="0.577cm" svg:x="2.885cm" svg:y="12.715cm">
          <draw:text-box>
            <text:p text:style-name="P2"><text:span text:style-name="T1">-Base de données :</text:span></text:p>
          </draw:text-box>
        </draw:frame>
        <draw:frame draw:style-name="gr23" draw:text-style-name="P3" draw:layer="layout" svg:width="6.3cm" svg:height="0.577cm" svg:x="4.134cm" svg:y="13.29cm">
          <draw:text-box>
            <text:p text:style-name="P2"><text:span text:style-name="T1">Gestion d’une base de données.</text:span></text:p>
          </draw:text-box>
        </draw:frame>
        <draw:frame draw:style-name="gr24" draw:text-style-name="P3" draw:layer="layout" svg:width="2.721cm" svg:height="0.577cm" svg:x="4.134cm" svg:y="13.765cm">
          <draw:text-box>
            <text:p text:style-name="P2"><text:span text:style-name="T1">Langage SQL.</text:span></text:p>
          </draw:text-box>
        </draw:frame>
        <draw:frame draw:style-name="gr25" draw:text-style-name="P3" draw:layer="layout" svg:width="1.683cm" svg:height="0.577cm" svg:x="2.885cm" svg:y="14.34cm">
          <draw:text-box>
            <text:p text:style-name="P2"><text:span text:style-name="T1">-Réseau:</text:span></text:p>
          </draw:text-box>
        </draw:frame>
        <draw:frame draw:style-name="gr26" draw:text-style-name="P3" draw:layer="layout" svg:width="7.07cm" svg:height="0.577cm" svg:x="4.134cm" svg:y="14.815cm">
          <draw:text-box>
            <text:p text:style-name="P2"><text:span text:style-name="T1">Gestion serveur et communication.</text:span></text:p>
          </draw:text-box>
        </draw:frame>
        <draw:frame draw:style-name="gr27" draw:text-style-name="P3" draw:layer="layout" svg:width="4.65cm" svg:height="0.577cm" svg:x="4.134cm" svg:y="15.29cm">
          <draw:text-box>
            <text:p text:style-name="P2"><text:span text:style-name="T1">Administration reseau.</text:span></text:p>
          </draw:text-box>
        </draw:frame>
        <draw:frame draw:style-name="gr28" draw:text-style-name="P3" draw:layer="layout" svg:width="1.917cm" svg:height="0.577cm" svg:x="2.885cm" svg:y="15.865cm">
          <draw:text-box>
            <text:p text:style-name="P2"><text:span text:style-name="T1">-Systeme:</text:span></text:p>
          </draw:text-box>
        </draw:frame>
        <draw:frame draw:style-name="gr29" draw:text-style-name="P3" draw:layer="layout" svg:width="2.925cm" svg:height="0.577cm" svg:x="4.134cm" svg:y="16.34cm">
          <draw:text-box>
            <text:p text:style-name="P2"><text:span text:style-name="T1">Gestion Linux.</text:span></text:p>
          </draw:text-box>
        </draw:frame>
        <draw:frame draw:style-name="gr30" draw:text-style-name="P3" draw:layer="layout" svg:width="7.489cm" svg:height="0.577cm" svg:x="4.134cm" svg:y="16.815cm">
          <draw:text-box>
            <text:p text:style-name="P2"><text:span text:style-name="T1">Installation Linux et gestion systeme.</text:span></text:p>
          </draw:text-box>
        </draw:frame>
        <draw:frame draw:style-name="gr31" draw:text-style-name="P3" draw:layer="layout" svg:width="3.009cm" svg:height="0.577cm" svg:x="14.133cm" svg:y="12.665cm">
          <draw:text-box>
            <text:p text:style-name="P2"><text:span text:style-name="T1"><text:s/></text:span><text:span text:style-name="T1">-Linguistique :</text:span></text:p>
          </draw:text-box>
        </draw:frame>
        <draw:frame draw:style-name="gr32" draw:text-style-name="P3" draw:layer="layout" svg:width="3.749cm" svg:height="0.577cm" svg:x="14.585cm" svg:y="13.24cm">
          <draw:text-box>
            <text:p text:style-name="P2"><text:span text:style-name="T1">-Anglais niveau B2</text:span></text:p>
          </draw:text-box>
        </draw:frame>
        <draw:frame draw:style-name="gr33" draw:text-style-name="P3" draw:layer="layout" svg:width="4.083cm" svg:height="0.577cm" svg:x="14.585cm" svg:y="13.815cm">
          <draw:text-box>
            <text:p text:style-name="P2"><text:span text:style-name="T1">-Espagnol niveau B1</text:span></text:p>
          </draw:text-box>
        </draw:frame>
        <draw:frame draw:style-name="gr34" draw:text-style-name="P3" draw:layer="layout" svg:width="2.129cm" svg:height="0.577cm" svg:x="14.133cm" svg:y="14.865cm">
          <draw:text-box>
            <text:p text:style-name="P2"><text:span text:style-name="T1"><text:s/></text:span><text:span text:style-name="T1">-Qualités :</text:span></text:p>
          </draw:text-box>
        </draw:frame>
        <draw:frame draw:style-name="gr35" draw:text-style-name="P4" draw:layer="layout" svg:width="2.023cm" svg:height="0.577cm" svg:x="14.585cm" svg:y="15.54cm">
          <draw:text-box>
            <text:p text:style-name="P2"><text:span text:style-name="T1">- Creatif</text:span></text:p>
          </draw:text-box>
        </draw:frame>
        <draw:frame draw:style-name="gr36" draw:text-style-name="P4" draw:layer="layout" svg:width="2.341cm" svg:height="0.577cm" svg:x="14.585cm" svg:y="16.115cm">
          <draw:text-box>
            <text:p text:style-name="P2"><text:span text:style-name="T1">- Obstiné</text:span></text:p>
          </draw:text-box>
        </draw:frame>
        <draw:frame draw:style-name="gr35" draw:text-style-name="P4" draw:layer="layout" svg:width="2.023cm" svg:height="0.577cm" svg:x="14.585cm" svg:y="16.69cm">
          <draw:text-box>
            <text:p text:style-name="P2"><text:span text:style-name="T1">-Attentif</text:span></text:p>
          </draw:text-box>
        </draw:frame>
        <draw:path draw:style-name="gr37" draw:text-style-name="P6" draw:layer="layout" svg:width="2.863cm" svg:height="3.817cm" svg:x="16.567cm" svg:y="1.016cm" svg:viewBox="0 0 2864 3818" svg:d="M0 3818c0-1273 0-2545 0-3818 955 0 1909 0 2864 0 0 1273 0 2545 0 3818-955 0-1909 0-2864 0z">
          <text:p/>
        </draw:path>
        <draw:frame draw:style-name="gr35" draw:text-style-name="P4" draw:layer="layout" svg:width="2.023cm" svg:height="0.577cm" svg:x="14.585cm" svg:y="17.265cm">
          <draw:text-box>
            <text:p text:style-name="P2"><text:span text:style-name="T1">-Curieux</text:span></text:p>
          </draw:text-box>
        </draw:frame>
        <draw:custom-shape draw:style-name="gr38" draw:text-style-name="P1" draw:layer="layout" svg:width="0.317cm" svg:height="0.317cm" svg:x="1.48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635cm" svg:height="0.635cm" svg:x="1.968cm" svg:y="6.4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0" draw:text-style-name="P3" draw:layer="layout" svg:width="6.108cm" svg:height="0.577cm" svg:x="1.893cm" svg:y="19.036cm">
          <draw:text-box>
            <text:p text:style-name="P2"><text:span text:style-name="T3">Experience professionnelle:</text:span></text:p>
          </draw:text-box>
        </draw:frame>
        <draw:frame draw:style-name="gr41" draw:text-style-name="P3" draw:layer="layout" svg:width="16.474cm" svg:height="0.577cm" svg:x="1.804cm" svg:y="19.824cm">
          <draw:text-box>
            <text:p text:style-name="P2"><text:span text:style-name="T1"><text:s/></text:span><text:span text:style-name="T1">-Juillet 2021 et juillet 2024 Catstration de maïs à Chassenet, Thuret, Puy de Dôme, </text:span></text:p>
          </draw:text-box>
        </draw:frame>
        <draw:frame draw:style-name="gr42" draw:text-style-name="P3" draw:layer="layout" svg:width="2.073cm" svg:height="0.577cm" svg:x="1.804cm" svg:y="20.399cm">
          <draw:text-box>
            <text:p text:style-name="P2"><text:span text:style-name="T1">Auvergne.</text:span></text:p>
          </draw:text-box>
        </draw:frame>
        <draw:frame draw:style-name="gr43" draw:text-style-name="P3" draw:layer="layout" svg:width="13.033cm" svg:height="0.577cm" svg:x="1.804cm" svg:y="20.874cm">
          <draw:text-box>
            <text:p text:style-name="P2"><text:span text:style-name="T1"><text:s/></text:span><text:span text:style-name="T1">-Juillet 2012 Vendanges familiale à Ris, Puy de Dôme, <text:s/>Auvergne.</text:span></text:p>
          </draw:text-box>
        </draw:frame>
        <draw:frame draw:style-name="gr44" draw:text-style-name="P3" draw:layer="layout" svg:width="1.638cm" svg:height="0.577cm" svg:x="2.08cm" svg:y="22.824cm">
          <draw:text-box>
            <text:p text:style-name="P2"><text:span text:style-name="T3">Divers :</text:span></text:p>
          </draw:text-box>
        </draw:frame>
        <draw:frame draw:style-name="gr45" draw:text-style-name="P3" draw:layer="layout" svg:width="17.074cm" svg:height="0.577cm" svg:x="1.804cm" svg:y="23.499cm">
          <draw:text-box>
            <text:p text:style-name="P2"><text:span text:style-name="T1"><text:s/></text:span><text:span text:style-name="T1">Football, <text:s/>je fais du football dans mon club de Champeyroux Surat Les Martres au <text:s text:c="4"/></text:span></text:p>
          </draw:text-box>
        </draw:frame>
        <draw:frame draw:style-name="gr46" draw:text-style-name="P3" draw:layer="layout" svg:width="13.734cm" svg:height="0.577cm" svg:x="1.804cm" svg:y="23.975cm">
          <draw:text-box>
            <text:p text:style-name="P2"><text:span text:style-name="T1">poste de latéral gauche ou un peu partout quand cela est nécessaire.</text:span></text:p>
          </draw:text-box>
        </draw:frame>
        <draw:frame draw:style-name="gr47" draw:text-style-name="P3" draw:layer="layout" svg:width="16.952cm" svg:height="0.577cm" svg:x="1.804cm" svg:y="24.55cm">
          <draw:text-box>
            <text:p text:style-name="P2"><text:span text:style-name="T1"><text:s/></text:span><text:span text:style-name="T1">Dessin, je fais du dessin presque chaque jour de facon independante et autodidacte.</text:span></text:p>
          </draw:text-box>
        </draw:frame>
        <draw:frame draw:style-name="gr48" draw:text-style-name="P3" draw:layer="layout" svg:width="7.522cm" svg:height="0.577cm" svg:x="1.804cm" svg:y="25.125cm">
          <draw:text-box>
            <text:p text:style-name="P2"><text:span text:style-name="T1"><text:s/></text:span><text:span text:style-name="T1">Creation de Jeux de cartes et sociétés</text:span></text:p>
          </draw:text-box>
        </draw:frame>
        <draw:frame draw:style-name="gr49" draw:text-style-name="P3" draw:layer="layout" svg:width="8.356cm" svg:height="0.577cm" svg:x="1.804cm" svg:y="25.7cm">
          <draw:text-box>
            <text:p text:style-name="P2"><text:span text:style-name="T1"><text:s/></text:span><text:span text:style-name="T1">L’horreur sur internet et l’analog horror.</text:span></text:p>
          </draw:text-box>
        </draw:frame>
        <draw:frame draw:style-name="gr50" draw:text-style-name="P3" draw:layer="layout" svg:width="6.125cm" svg:height="0.577cm" svg:x="1.804cm" svg:y="26.175cm">
          <draw:text-box>
            <text:p text:style-name="P2"><text:span text:style-name="T1"><text:s/></text:span><text:span text:style-name="T1">Les univers de science fiction.</text:span></text:p>
          </draw:text-box>
        </draw:frame>
        <draw:custom-shape draw:style-name="gr39" draw:text-style-name="P7" draw:layer="layout" svg:width="0.635cm" svg:height="0.635cm" svg:x="1.333cm" svg:y="22.37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1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1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016cm" svg:height="29.312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0.635cm" svg:height="0.635cm" svg:x="1.333cm" svg:y="5.56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4" draw:text-style-name="P8" draw:layer="layout" svg:width="4.254cm" svg:height="0.427cm" svg:x="6.604cm" svg:y="10.414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4" draw:text-style-name="P8" draw:layer="layout" svg:width="4.254cm" svg:height="0.427cm" svg:x="4.943cm" svg:y="15.921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4" draw:text-style-name="P8" draw:layer="layout" svg:width="4.445cm" svg:height="0.444cm" svg:x="6.731cm" svg:y="12.846cm">
          <draw:image xlink:href="Pictures/10000001000004280000006B62C01C9D.png" xlink:type="simple" xlink:show="embed" xlink:actuate="onLoad" draw:mime-type="image/png">
            <text:p/>
          </draw:image>
        </draw:frame>
        <draw:frame draw:style-name="gr54" draw:text-style-name="P8" draw:layer="layout" svg:width="4.506cm" svg:height="0.452cm" svg:x="4.826cm" svg:y="14.433cm">
          <draw:image xlink:href="Pictures/10000001000004280000006B58477C64.png" xlink:type="simple" xlink:show="embed" xlink:actuate="onLoad" draw:mime-type="image/png">
            <text:p/>
          </draw:image>
        </draw:frame>
        <draw:frame draw:style-name="gr55" draw:text-style-name="P10" draw:layer="layout" svg:width="15.558cm" svg:height="1.157cm" svg:x="1.968cm" svg:y="28.003cm">
          <draw:text-box>
            <text:p text:style-name="P9"><text:span text:style-name="T4">https://natreop.github.io/MyPortoflio/</text:span></text:p>
          </draw:text-box>
        </draw:frame>
        <draw:custom-shape draw:style-name="gr39" draw:text-style-name="P7" draw:layer="layout" svg:width="0.635cm" svg:height="0.635cm" svg:x="1.333cm" svg:y="27.686cm">
          <text:p/>
          <draw:enhanced-geometry svg:viewBox="0 0 21600 21600" draw:text-areas="6722 8256 14878 15460" draw:glue-points="10800 0 0 8259 4200 21600 17400 21600 21600 8259" draw:mirror-horizontal="false" draw:mirror-vertical="false" draw:type="star5" draw:enhanced-path="M 10797 0 L 8278 8256 0 8256 6722 13405 4198 21600 10797 16580 17401 21600 14878 13405 21600 8256 13321 8256 10797 0 Z N"/>
        </draw:custom-shape>
      </draw:page>
      <draw:page draw:name="page2" draw:style-name="dp2" draw:master-page-name="master-page24">
        <draw:custom-shape draw:style-name="gr52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693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axial" draw:start-color="#dee6ef" draw:end-color="#dee6ef" draw:start-intensity="100%" draw:end-intensity="100%" draw:angle="1deg" draw:border="0%">
      <loext:gradient-stop svg:offset="1" loext:color-type="rgb" loext:color-value="#dee6ef"/>
    </draw:gradient>
    <draw:fill-image draw:name="Bitmap_20_1" draw:display-name="Bitmap 1" xlink:href="Pictures/1000000000000152000001C2EDF60C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16cm" fo:margin-bottom="1.016cm" fo:margin-left="1.016cm" fo:margin-right="1.01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0T09:50:26.556465691</dc:date>
    <meta:editing-duration>PT26M16S</meta:editing-duration>
    <meta:editing-cycles>5</meta:editing-cycles>
    <meta:generator>LibreOffice/24.8.4.2$Linux_X86_64 LibreOffice_project/480$Build-2</meta:generator>
    <meta:document-statistic meta:object-count="70"/>
  </office:meta>
</office:document-meta>
</file>